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800000"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JET PHP</text:p>
          </draw:text-box>
        </draw:frame>
        <draw:frame presentation:style-name="pr2" draw:text-style-name="P2" draw:layer="layout" svg:width="25.199cm" svg:height="15.193cm" svg:x="1.4cm" svg:y="4.914cm" presentation:class="subtitle" presentation:user-transformed="true">
          <draw:text-box>
            <text:p text:style-name="P1">Sujet :</text:p>
            <text:p text:style-name="P1">Site permettant aux groupes de musique et musiciens de se rencontrer.</text:p>
            <text:p text:style-name="P1"/>
            <text:p text:style-name="P1"/>
            <text:p text:style-name="P1">Spécifications :</text:p>
            <text:p text:style-name="P1">- gestion des comptes utilisateurs</text:p>
            <text:p text:style-name="P1">- gestion de bases de données (remplissage+requête)</text:p>
            <text:p text:style-name="P1">- navigation entre plusieurs pages</text:p>
            <text:p text:style-name="P1">- aspects graphiques du site (CSS/Javascript...)</text:p>
            <text:p text:style-name="P1"/>
          </draw:text-box>
        </draw:frame>
        <draw:frame draw:style-name="gr1" draw:text-style-name="P3" draw:layer="layout" svg:width="3.8cm" svg:height="3.095cm" svg:x="23.8cm" svg:y="0.305cm">
          <draw:text-box>
            <text:p>CADIOT</text:p>
            <text:p>OSHIRO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estion des comptes utilisateu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age de connexion :</text:p>
                <text:list>
                  <text:list-item>
                    <text:p>Possibilité de s'enregistrer (sauvegarde des utilisateurs enregistrés dans la base « Utilisateur »)</text:p>
                  </text:list-item>
                  <text:list-item>
                    <text:p>Vérification de l'existence du compte pour accéder au s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estion de bases de données</text:p>
          </draw:text-box>
        </draw:frame>
        <draw:frame presentation:style-name="pr4" draw:layer="layout" svg:width="25.199cm" svg:height="3.086cm" svg:x="1.4cm" svg:y="4.914cm" presentation:class="outline" presentation:user-transformed="true">
          <draw:text-box>
            <text:list text:style-name="L4">
              <text:list-item>
                <text:p>3 bases de données : </text:p>
                <text:list>
                  <text:list-item>
                    <text:p>Utilisateur, Groupe, Musicien</text:p>
                    <text:p text:style-name="P5"/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6.199cm" svg:height="11.686cm" svg:x="1.401cm" svg:y="8.714cm" presentation:class="outline" presentation:user-transformed="true">
          <draw:text-box>
            <text:list text:style-name="L4">
              <text:list-header>
                <text:p><text:span text:style-name="T1"/></text:p>
              </text:list-header>
            </text:list>
          </draw:text-box>
        </draw:frame>
        <draw:frame presentation:style-name="pr4" draw:layer="layout" svg:width="25.199cm" svg:height="3.086cm" svg:x="1.401cm" svg:y="8.514cm" presentation:class="outline" presentation:user-transformed="true">
          <draw:text-box>
            <text:list text:style-name="L4">
              <text:list-item>
                <text:p>Utilisateur : </text:p>
                <text:list>
                  <text:list-item>
                    <text:p>Id_user (clé auto-incrémentée), name_user, password_user, email_user</text:p>
                    <text:p text:style-name="P5"/>
                  </text:list-item>
                </text:list>
              </text:list-item>
            </text:list>
          </draw:text-box>
        </draw:frame>
        <draw:frame presentation:style-name="pr4" draw:layer="layout" svg:width="25.199cm" svg:height="3.086cm" svg:x="1.401cm" svg:y="11.8cm" presentation:class="outline" presentation:user-transformed="true">
          <draw:text-box>
            <text:list text:style-name="L4">
              <text:list-item>
                <text:p>Groupe : </text:p>
                <text:list>
                  <text:list-item>
                    <text:p>Idg (clé auto-incrémentée), nomg, villeg, styleg, grecherchem, telephoneg, adressemailg, siteg, descriptiong</text:p>
                    <text:p text:style-name="P5"/>
                  </text:list-item>
                </text:list>
              </text:list-item>
            </text:list>
          </draw:text-box>
        </draw:frame>
        <draw:frame presentation:style-name="pr4" draw:layer="layout" svg:width="25.199cm" svg:height="3.086cm" svg:x="1.401cm" svg:y="15.6cm" presentation:class="outline" presentation:user-transformed="true">
          <draw:text-box>
            <text:list text:style-name="L4">
              <text:list-item>
                <text:p>Musicien : </text:p>
                <text:list>
                  <text:list-item>
                    <text:p>Idm (clé auto-incrémentée), nomm, prenomm, agem, villem, stylem, <text:s/>telephonem, adressemailg, sitem, descriptionm, instrumentm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formulaires</text:p>
          </draw:text-box>
        </draw:frame>
        <draw:frame presentation:style-name="pr4" draw:layer="layout" svg:width="25.199cm" svg:height="12.179cm" svg:x="0.6cm" svg:y="5.221cm" presentation:class="outline" presentation:user-transformed="true">
          <draw:text-box>
            <text:list text:style-name="L5">
              <text:list-header>
                <text:p><text:span text:style-name="T1">Méthode des formulaires :</text:span></text:p>
              </text:list-header>
            </text:list>
            <text:list text:style-name="L6">
              <text:list-item>
                <text:p><text:span text:style-name="T1">&lt;form method="</text:span><text:span text:style-name="T2">post</text:span><text:span text:style-name="T1">"&gt;</text:span></text:p>
              </text:list-item>
            </text:list>
            <text:list text:style-name="L5">
              <text:list-header>
                <text:p><text:span text:style-name="T1">Les boutons : </text:span></text:p>
              </text:list-header>
              <text:list-item>
                <text:p><text:span text:style-name="T1">&lt;input type="</text:span><text:span text:style-name="T2">text</text:span><text:span text:style-name="T1">" name="nomgroupe"&gt;&lt;/p&gt;</text:span></text:p>
              </text:list-item>
              <text:list-item>
                <text:p><text:span text:style-name="T1">&lt;input type="</text:span><text:span text:style-name="T2">tel</text:span><text:span text:style-name="T1">" name="numtelg"&gt;&lt;/p&gt;</text:span></text:p>
              </text:list-item>
              <text:list-item>
                <text:p><text:span text:style-name="T1">&lt;input type="</text:span><text:span text:style-name="T2">emai</text:span><text:span text:style-name="T1">l" name="mailg"&gt;&lt;/p&gt;</text:span></text:p>
              </text:list-item>
              <text:list-item>
                <text:p><text:span text:style-name="T1">Rock &lt;INPUT type="</text:span><text:span text:style-name="T2">checkbox</text:span><text:span text:style-name="T1">" name="rock"&gt;</text:span></text:p>
              </text:list-item>
              <text:list-item>
                <text:p><text:span text:style-name="T1">&lt;p&gt;Description du groupe:&lt;br&gt;&lt;</text:span><text:span text:style-name="T2">TEXTAREA</text:span><text:span text:style-name="T1"> name="descriptiongroupe" rows="8" cols="20"&gt;</text:span></text:p>
              </text:list-item>
              <text:list-item>
                <text:p><text:span text:style-name="T1">&lt;p&gt;&lt;input type="</text:span><text:span text:style-name="T2">submit</text:span><text:span text:style-name="T1">" value="Ajouter"/&gt;&lt;/p&gt;</text:span></text:p>
              </text:list-item>
              <text:list-item>
                <text:p><text:span text:style-name="T1">&lt;p&gt;&lt;/p&gt; &lt;input type="</text:span><text:span text:style-name="T2">reset</text:span><text:span text:style-name="T1">" value="Annuler" /&gt;&lt;/p&gt; </text:span></text:p>
              </text:list-item>
            </text:list>
            <text:list text:style-name="L4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mplissage base donné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/>Connexion à la base :</text:p>
                <text:list>
                  <text:list-item>
                    <text:list>
                      <text:list-header>
                        <text:p>$mysqli = new mysqli("mysql", "E102952E","WKXM9C9F", "E102952E");</text:p>
                      </text:list-header>
                    </text:list>
                  </text:list-item>
                </text:list>
              </text:list-item>
              <text:list-item>
                <text:p>Récupération variables :</text:p>
                <text:list>
                  <text:list-item>
                    <text:list>
                      <text:list-header>
                        <text:p><text:s/>$a = $_POST['nomgroupe'];</text:p>
                        <text:p>...</text:p>
                      </text:list-header>
                    </text:list>
                  </text:list-item>
                </text:list>
              </text:list-item>
              <text:list-item>
                <text:p>SQL :</text:p>
                <text:list>
                  <text:list-item>
                    <text:list>
                      <text:list-header>
                        <text:p>$sql = "INSERT INTO Groupe (nomg, villeg, telephoneg, adressemailg, siteg, descriptiong,styleg, grecherchem) <text:s/>VALUES ('$a', '$b', '$c', '$d', '$e', '$description','$styleg','$chercheg')";</text:p>
                        <text:p>$mysqli-&gt;query($sql)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quêtes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4">
              <text:list-item>
                <text:p>Récupération variables de la requête :</text:p>
                <text:list>
                  <text:list-item>
                    <text:list>
                      <text:list-header>
                        <text:p>if (isset( $_POST['nomMusicien'])){</text:p>
                        <text:p><text:s/>$nomm = $_POST['nomMusicien'];</text:p>
                        <text:p>}</text:p>
                      </text:list-header>
                    </text:list>
                  </text:list-item>
                </text:list>
              </text:list-item>
              <text:list-item>
                <text:p>Différentes requêtes en fonction du nombre de champs remplis :</text:p>
                <text:list>
                  <text:list-item>
                    <text:list>
                      <text:list-header>
                        <text:p><text:span text:style-name="T3">//seul le premier champ du formulaire est rempli</text:span></text:p>
                        <text:p>if (isset( $_POST['nomMusicien']) &amp;&amp; empty($villem) &amp;&amp; empty($instru) &amp;&amp; empty($stylem)){</text:p>
                        <text:p>$req = "SELECT nomm, villem, ... FROM Musicien WHERE nomm='$nomm'";</text:p>
                        <text:p>$stmt = mysqli_prepare($mysqli,$req);</text:p>
                        <text:p>mysqli_stmt_execute($stmt);</text:p>
                        <text:p>mysqli_stmt_bind_result($stmt, $nomm, $villem, $stylem, $telephonem, $instrumentm, $agem, $adressemailm, $sitem, $descriptionm);</text:p>
                        <text:p>while (mysqli_stmt_fetch($stmt)) {</text:p>
                        <text:p>printf ("Nom du Musicien: %s &lt;br&gt;...",$nomm,...);</text:p>
                        <text:p>}</text:p>
                        <text:p>mysqli_stmt_close($stmt);</text:p>
                        <text:p>$nbrequete += 1;</text:p>
                        <text:p>}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sthétique du s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Ergonomie générale:</text:p>
                <text:list>
                  <text:list-item>
                    <text:p>Plusieurs pages en fonction des besoins</text:p>
                  </text:list-item>
                  <text:list-item>
                    <text:p>Barre de navigation rapide</text:p>
                  </text:list-item>
                </text:list>
              </text:list-item>
              <text:list-item>
                <text:p>Javascript:</text:p>
                <text:list>
                  <text:list-header>
                    <text:p>function hidelogin() {</text:p>
                    <text:p>document.getElementById("formulogin").style.display = "none"; … }</text:p>
                    <text:p>&lt;button id="buttonregister" class="buttonregister" type="button" onclick="hidelogin()"&gt;S'enregistrer&lt;/button&gt;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sthétique du s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CSS:</text:p>
                <text:list>
                  <text:list-item>
                    <text:p>Différents format (barre de navigation, titre page, formulaire ...)</text:p>
                  </text:list-item>
                  <text:list-item>
                    <text:p>Format par « block »</text:p>
                    <text:p><text:s/>exemple : </text:p>
                  </text:list-item>
                  <text:list-item>
                    <text:p>div#formulaire {</text:p>
                    <text:p>width:50%;</text:p>
                    <text:p>height:75%;</text:p>
                    <text:p>background-color:#555;</text:p>
                    <text:p>opacity : 0.9;</text:p>
                    <text:p>text-align:center;</text:p>
                    <text:p>margin-left: auto;</text:p>
                    <text:p>margin-right: auto;</text:p>
                    <text:p>display: block;}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10:11:40.879279530</meta:creation-date>
    <dc:date>2017-01-18T11:16:51.682847143</dc:date>
    <meta:editing-duration>PT4M29S</meta:editing-duration>
    <meta:editing-cycles>1</meta:editing-cycles>
    <meta:document-statistic meta:object-count="58"/>
    <meta:generator>LibreOffice/5.0.3.2$Linux_X86_64 LibreOffice_project/00m0$Build-2</meta:generator>
  </office:meta>
</office:document-meta>
</file>